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417in" fo:margin-left="-0.0208in" table:align="left" style:writing-mode="lr-tb"/>
    </style:style>
    <style:style style:name="Table1.A" style:family="table-column">
      <style:table-column-properties style:column-width="0.7611in"/>
    </style:style>
    <style:style style:name="Table1.B" style:family="table-column">
      <style:table-column-properties style:column-width="1.7396in"/>
    </style:style>
    <style:style style:name="Table1.C" style:family="table-column">
      <style:table-column-properties style:column-width="4.54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0104in" fo:padding-right="0.010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c0c0c0" fo:padding-left="0.0104in" fo:padding-right="0.010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0c0c0" fo:padding-left="0.0104in" fo:padding-right="0.0104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8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0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4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4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8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8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8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1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1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1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0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0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4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4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4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2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2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2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0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0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0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4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4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4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8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8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8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3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3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3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0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0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0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8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8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8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4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4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4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4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4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4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5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5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5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6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6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6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7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7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7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8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8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8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59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59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59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60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60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60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6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61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61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62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62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62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1.A63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B63" style:family="table-cell">
      <style:table-cell-properties style:vertical-align="middle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1.C63" style:family="table-cell">
      <style:table-cell-properties style:vertical-align="middle" fo:padding-left="0.0104in" fo:padding-right="0.0104in" fo:padding-top="0in" fo:padding-bottom="0in" fo:border="0.5pt solid #000000" style:writing-mode="lr-tb"/>
    </style:style>
    <style:style style:name="Table2" style:family="table">
      <style:table-properties style:width="6.7653in" fo:margin-left="0.2465in" table:align="left" style:writing-mode="lr-tb"/>
    </style:style>
    <style:style style:name="Table2.A" style:family="table-column">
      <style:table-column-properties style:column-width="6.7653in"/>
    </style:style>
    <style:style style:name="Table2.1" style:family="table-row">
      <style:table-row-properties style:min-row-height="0.1972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 style:list-style-name="WW8Num15"/>
    <style:style style:name="P3" style:family="paragraph" style:parent-style-name="Standard" style:list-style-name="WW8Num11"/>
    <style:style style:name="P4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text-properties fo:color="#000000" style:font-name="Verdana" fo:font-size="10pt" fo:language="en" fo:country="US" fo:font-weight="bold" style:font-size-asian="10pt" style:language-asian="en" style:country-asian="US" style:font-weight-asian="bold" style:font-name-complex="Courier New" style:font-size-complex="10pt"/>
    </style:style>
    <style:style style:name="P6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name-complex="Courier New" style:font-size-complex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name-complex="Courier New" style:font-size-complex="10pt"/>
    </style:style>
    <style:style style:name="P8" style:family="paragraph" style:parent-style-name="Standard">
      <style:paragraph-properties fo:text-align="center" style:justify-single-word="false" fo:orphans="2" fo:widows="2"/>
      <style:text-properties fo:color="#000000" style:font-name="Verdana" fo:font-size="9pt" style:letter-kerning="true" style:font-size-asian="9pt" style:font-name-complex="新細明體" style:font-size-complex="9pt"/>
    </style:style>
    <style:style style:name="P9" style:family="paragraph" style:parent-style-name="Standard">
      <style:paragraph-properties fo:text-align="center" style:justify-single-word="false" fo:orphans="2" fo:widows="2" style:snap-to-layout-grid="false"/>
      <style:text-properties fo:color="#000000" style:font-name="Verdana" fo:font-size="9pt" style:letter-kerning="true" style:font-size-asian="9pt" style:font-name-complex="新細明體" style:font-size-complex="9pt"/>
    </style:style>
    <style:style style:name="P10" style:family="paragraph" style:parent-style-name="Standard">
      <style:paragraph-properties fo:orphans="2" fo:widows="2"/>
      <style:text-properties fo:color="#000000" style:font-name="Verdana" fo:font-size="9pt" style:letter-kerning="true" style:font-size-asian="9pt" style:font-name-complex="新細明體" style:font-size-complex="9pt"/>
    </style:style>
    <style:style style:name="P11" style:family="paragraph" style:parent-style-name="Standard">
      <style:paragraph-properties fo:text-align="center" style:justify-single-word="false" fo:orphans="2" fo:widows="2"/>
      <style:text-properties fo:color="#000000" style:font-name="Verdana" fo:font-size="9pt" style:letter-kerning="true" style:font-size-asian="9pt" style:font-size-complex="9pt"/>
    </style:style>
    <style:style style:name="P12" style:family="paragraph" style:parent-style-name="Standard">
      <style:paragraph-properties fo:orphans="2" fo:widows="2"/>
      <style:text-properties fo:color="#000000" style:font-name="Verdana" fo:font-size="9pt" style:letter-kerning="true" style:font-size-asian="9pt" style:font-size-complex="9pt"/>
    </style:style>
    <style:style style:name="P13" style:family="paragraph" style:parent-style-name="Standard" style:list-style-name="WW8Num20"/>
    <style:style style:name="P14" style:family="paragraph" style:parent-style-name="Standard">
      <style:paragraph-properties fo:orphans="2" fo:widows="2"/>
    </style:style>
    <style:style style:name="P15" style:family="paragraph" style:parent-style-name="Standard" style:list-style-name="WW8Num1"/>
    <style:style style:name="P16" style:family="paragraph" style:parent-style-name="Standard">
      <style:paragraph-properties style:line-height-at-least="0.1665in" fo:text-align="justify" style:justify-single-word="false"/>
    </style:style>
    <style:style style:name="P17" style:family="paragraph" style:parent-style-name="Standard" style:list-style-name="WW8Num28"/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Header">
      <style:paragraph-properties fo:text-align="end" style:justify-single-word="false"/>
      <style:text-properties style:font-name="Verdana" fo:font-size="8pt" fo:font-style="italic" style:text-underline-style="solid" style:text-underline-width="auto" style:text-underline-color="font-color" style:font-size-asian="8pt" style:font-style-asian="italic" style:font-name-complex="Verdana" style:font-size-complex="8pt" style:font-weight-complex="bold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style:writing-mode="lr-tb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style:font-name="Verdana" fo:font-size="10pt" style:font-name-asian="Verdana" style:font-size-asian="10pt" style:font-name-complex="Verdana" style:font-size-complex="10pt"/>
    </style:style>
    <style:style style:name="T3" style:family="text">
      <style:text-properties fo:color="#000000" style:font-name="Verdana" fo:font-size="10pt" fo:font-weight="bold" style:font-size-asian="10pt" style:font-weight-asian="bold" style:font-name-complex="Verdana" style:font-size-complex="10pt"/>
    </style:style>
    <style:style style:name="T4" style:family="text">
      <style:text-properties fo:color="#000000" style:font-name="Verdana" fo:font-size="10pt" fo:font-weight="bold" style:font-size-asian="10pt" style:font-weight-asian="bold" style:font-name-complex="Verdana" style:font-size-complex="10pt" style:font-weight-complex="bold"/>
    </style:style>
    <style:style style:name="T5" style:family="text">
      <style:text-properties fo:color="#000000" style:font-name="Verdana" fo:font-size="10pt" fo:font-weight="bold" style:font-size-asian="10pt" style:font-weight-asian="bold" style:font-name-complex="Courier New" style:font-size-complex="10pt"/>
    </style:style>
    <style:style style:name="T6" style:family="text">
      <style:text-properties fo:color="#000000" style:font-name="Verdana" fo:font-size="10pt" fo:font-weight="bold" style:font-size-asian="10pt" style:font-weight-asian="bold" style:font-name-complex="Courier New" style:font-size-complex="10pt" style:font-weight-complex="bold"/>
    </style:style>
    <style:style style:name="T7" style:family="text">
      <style:text-properties fo:color="#000000" style:font-name="Verdana" fo:font-size="10pt" fo:font-weight="bold" style:letter-kerning="true" style:font-size-asian="10pt" style:font-weight-asian="bold" style:font-name-complex="新細明體" style:font-size-complex="10pt"/>
    </style:style>
    <style:style style:name="T8" style:family="text">
      <style:text-properties fo:color="#000000" style:font-name="Verdana" fo:font-size="10pt" fo:font-weight="bold" style:letter-kerning="true" style:font-name-asian="Verdana" style:font-size-asian="10pt" style:font-weight-asian="bold" style:font-name-complex="Verdana" style:font-size-complex="10pt"/>
    </style:style>
    <style:style style:name="T9" style:family="text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name-complex="Courier New" style:font-size-complex="10pt"/>
    </style:style>
    <style:style style:name="T10" style:family="text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Verdana" fo:font-size="10pt" style:font-size-asian="10pt" style:font-name-complex="Verdana" style:font-size-complex="10pt"/>
    </style:style>
    <style:style style:name="T12" style:family="text">
      <style:text-properties fo:color="#000000" style:font-name="Verdana" fo:font-size="10pt" style:font-size-asian="10pt" style:font-name-complex="Courier New" style:font-size-complex="10pt"/>
    </style:style>
    <style:style style:name="T13" style:family="text">
      <style:text-properties fo:color="#000000" style:font-name="Verdana" fo:font-size="10pt" style:font-size-asian="10pt" style:font-name-complex="Courier New" style:font-size-complex="10pt" style:font-weight-complex="bold"/>
    </style:style>
    <style:style style:name="T14" style:family="text">
      <style:text-properties fo:color="#000000" style:font-name="Verdana" fo:font-size="10pt" style:font-size-asian="10pt" style:font-name-complex="細明體" style:font-size-complex="10pt"/>
    </style:style>
    <style:style style:name="T15" style:family="text">
      <style:text-properties fo:color="#000000" style:font-name="Verdana" fo:font-size="10pt" style:font-size-asian="10pt" style:font-name-complex="新細明體" style:font-size-complex="10pt"/>
    </style:style>
    <style:style style:name="T16" style:family="text">
      <style:text-properties fo:color="#000000" style:font-name="Verdana" fo:font-size="10pt" style:letter-kerning="true" style:font-size-asian="10pt" style:font-name-complex="新細明體" style:font-size-complex="10pt"/>
    </style:style>
    <style:style style:name="T17" style:family="text">
      <style:text-properties fo:color="#000000" style:font-name="Verdana" fo:font-size="10pt" style:letter-kerning="true" style:font-size-asian="10pt" style:font-name-complex="Verdana" style:font-size-complex="10pt"/>
    </style:style>
    <style:style style:name="T18" style:family="text">
      <style:text-properties fo:color="#000000" style:font-name="Verdana" fo:font-size="10pt" style:letter-kerning="true" style:font-size-asian="10pt" style:font-name-complex="細明體" style:font-size-complex="10pt"/>
    </style:style>
    <style:style style:name="T19" style:family="text">
      <style:text-properties fo:color="#000000" style:font-name="Verdana" fo:font-size="10pt" style:letter-kerning="true" style:font-name-asian="Verdana" style:font-size-asian="10pt" style:font-name-complex="Verdana" style:font-size-complex="10pt"/>
    </style:style>
    <style:style style:name="T20" style:family="text">
      <style:text-properties fo:color="#000000" style:font-name="Verdana" fo:font-size="10pt" fo:font-style="italic" style:font-size-asian="10pt" style:font-style-asian="italic" style:font-name-complex="Courier New" style:font-size-complex="10pt"/>
    </style:style>
    <style:style style:name="T21" style:family="text">
      <style:text-properties fo:color="#000000" style:font-name="Verdana" fo:font-size="10pt" style:font-name-asian="Verdana" style:font-size-asian="10pt" style:font-name-complex="Verdana" style:font-size-complex="10pt"/>
    </style:style>
    <style:style style:name="T22" style:family="text">
      <style:text-properties fo:color="#000000" style:font-name="Verdana" fo:font-size="9pt" style:letter-kerning="true" style:font-size-asian="9pt" style:font-name-complex="新細明體" style:font-size-complex="9pt"/>
    </style:style>
    <style:style style:name="T23" style:family="text">
      <style:text-properties fo:color="#000000" style:font-name="Verdana" fo:font-size="9pt" style:letter-kerning="true" style:font-name-asian="Verdana" style:font-size-asian="9pt" style:font-name-complex="Verdana" style:font-size-complex="9pt"/>
    </style:style>
    <style:style style:name="T24" style:family="text">
      <style:text-properties fo:color="#000000" style:font-name="Verdana" fo:font-size="8pt" style:letter-kerning="true" style:font-size-asian="8pt" style:font-name-complex="新細明體" style:font-size-complex="8pt"/>
    </style:style>
    <style:style style:name="T25" style:family="text">
      <style:text-properties fo:color="#000000" style:font-name="Verdana" fo:font-size="8pt" style:letter-kerning="true" style:font-name-asian="Verdana" style:font-size-asian="8pt" style:font-name-complex="Verdana" style:font-size-complex="8pt"/>
    </style:style>
    <style:style style:name="T26" style:family="text">
      <style:text-properties fo:color="#000000" style:font-name="Wingdings" fo:font-size="10pt" style:font-size-asian="10pt" style:font-size-complex="10pt"/>
    </style:style>
    <style:style style:name="T27" style:family="text">
      <style:text-properties style:font-name-complex="新細明體"/>
    </style:style>
    <style:style style:name="T28" style:family="text">
      <style:text-properties style:font-name-asian="Verdana" style:font-name-complex="Verdana"/>
    </style:style>
    <style:style style:name="T29" style:family="text">
      <style:text-properties style:font-name="Tahoma" style:text-underline-style="solid" style:text-underline-width="auto" style:text-underline-color="font-color" style:font-name-complex="Tahoma"/>
    </style:style>
    <style:style style:name="T30" style:family="text">
      <style:text-properties style:font-name="Tahoma" fo:font-size="8pt" fo:font-style="italic" style:text-underline-style="solid" style:text-underline-width="auto" style:text-underline-color="font-color" style:font-size-asian="8pt" style:font-style-asian="italic" style:font-name-complex="Tahoma" style:font-style-complex="italic"/>
    </style:style>
    <style:style style:name="T31" style:family="text"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T32" style:family="text">
      <style:text-properties fo:color="#000000" style:font-name="Verdana" fo:font-size="8pt" fo:language="en" fo:country="US" fo:font-weight="bold" style:letter-kerning="true" style:font-name-asian="新細明體" style:font-size-asian="8pt" style:language-asian="zh" style:country-asian="TW" style:font-weight-asian="bold" style:font-name-complex="新細明體" style:font-size-complex="8pt" style:language-complex="ar" style:country-complex="SA"/>
    </style:style>
    <style:style style:name="T33" style:family="text">
      <style:text-properties style:use-window-font-color="true" style:font-name="Verdana" fo:font-size="8pt" fo:language="en" fo:country="US" fo:font-weight="bold" style:letter-kerning="true" style:font-name-asian="新細明體" style:font-size-asian="8pt" style:language-asian="zh" style:country-asian="TW" style:font-weight-asian="bold" style:font-name-complex="Verdana" style:font-size-complex="8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</style:style>
    <style:style style:name="gr5" style:family="graphic">
      <style:graphic-properties draw:stroke="solid" svg:stroke-width="0.0102in" svg:stroke-color="#000000" draw:stroke-linejoin="miter" svg:stroke-linecap="square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Linux系統管理講義:VI編輯器</text:span></text:p>
      <text:p text:style-name="Standard"><text:span text:style-name="T10">一、vi簡介</text:span><text:span text:style-name="T6">：</text:span></text:p>
      <text:list xml:id="list5217274795562650939" text:style-name="WW8Num15">
        <text:list-item>
          <text:p text:style-name="P2"><text:span text:style-name="T11">vi是各種UNIX-Like系統都會支援的全螢幕文字編輯器，任何一位UNIX/Linux系統管理者都應該學會vi。</text:span></text:p>
        </text:list-item>
        <text:list-item>
          <text:p text:style-name="P2"><text:span text:style-name="T11">vi的操作環境是針對熟悉UNIX系統的使用者而設計，內建大量的快速鍵指令，初學者必須多加練習。</text:span></text:p>
        </text:list-item>
      </text:list>
      <text:p text:style-name="Standard"><text:span text:style-name="T10">二、vi的操作環境</text:span><text:span text:style-name="T6">：</text:span></text:p>
      <text:p text:style-name="Standard"><text:span text:style-name="T16">vi 共分為三種模式，分別是</text:span><text:span text:style-name="T7">命令模式（Command mode）、編輯模式（Insert mode）與指令列模式（Last line mode）</text:span><text:span text:style-name="T16">三種；也可以將</text:span><text:span text:style-name="T7">命令模式</text:span><text:span text:style-name="T16">與</text:span><text:span text:style-name="T7">指令列模式</text:span><text:span text:style-name="T16">統稱為</text:span><text:span text:style-name="T7">「命令模式</text:span><text:span text:style-name="T16">」。</text:span></text:p>
      <text:list xml:id="list1145414197319737044" text:style-name="WW8Num11">
        <text:list-item>
          <text:p text:style-name="P3"><text:span text:style-name="T5">命令模式</text:span><text:span text:style-name="T12">：</text:span><text:span text:style-name="T5">命令模式</text:span><text:span text:style-name="T12">為vi的初始模式，</text:span><text:span text:style-name="T16">可以使用『上下左右』或『k j h l』按鍵來移動游標，您可以使用<text:line-break/> <text:s text:c="8"/>『刪除字元』或『刪除整行』來處理檔案，也可以使用『複製、貼上』來處理您的文件資料。<text:line-break/> <text:s text:c="8"/>（</text:span><text:span text:style-name="T7">在編輯模式或指令列模式中按「ESC」鍵可換回命令模式</text:span><text:span text:style-name="T16">）</text:span></text:p>
        </text:list-item>
        <text:list-item>
          <text:p text:style-name="P3"><text:span text:style-name="T5">編輯模式</text:span><text:span text:style-name="T12">：在</text:span><text:span text:style-name="T5">命令模式</text:span><text:span text:style-name="T12">中</text:span><text:span text:style-name="T16">按下『i, I, o, O, a, A, r, R』等字母之後才會進入</text:span><text:span text:style-name="T7">編輯模式</text:span><text:span text:style-name="T16">。按下上述的字母時，<text:line-break/>　　　　　在畫面的左下方會出現『</text:span><text:span text:style-name="T19"> </text:span><text:span text:style-name="T16">INSERT 或</text:span><text:span text:style-name="T19"> </text:span><text:span text:style-name="T16">REPLACE 』的字樣，才可以做文字資料輸入。<text:line-break/>　　　　　</text:span><text:span text:style-name="T7">（在命令模式中按『i, I, o, O, a, A, r, R』可進入編輯模式）</text:span></text:p>
        </text:list-item>
        <text:list-item>
          <text:p text:style-name="P3"><text:span text:style-name="T5">指令列模式：</text:span><text:span text:style-name="T16">在</text:span><text:span text:style-name="T7">命令模式</text:span><text:span text:style-name="T16">當中，輸入</text:span><text:span text:style-name="T7">『</text:span><text:span text:style-name="T8"> </text:span><text:span text:style-name="T7">: 』</text:span><text:span text:style-name="T16">或</text:span><text:span text:style-name="T7">「</text:span><text:span text:style-name="T8"> </text:span><text:span text:style-name="T7">/ 』</text:span><text:span text:style-name="T16">就可以將游標移動到最底下那一行，在這個模式當中，<text:line-break/>　　　　　可以提供您『搜尋資料』以及而讀檔、存檔、大量取代字元、離開</text:span><text:span text:style-name="T19"> </text:span><text:span text:style-name="T16">vi 、顯示行號等等的操作。<text:line-break/>　　　　　</text:span><text:span text:style-name="T7">（在命令模式當中，按『</text:span><text:span text:style-name="T8"> </text:span><text:span text:style-name="T7">: 』或「</text:span><text:span text:style-name="T8"> </text:span><text:span text:style-name="T7">/ 』可進入指令列模式）</text:span></text:p>
        </text:list-item>
      </text:list>
      <text:p text:style-name="P5"><draw:g text:anchor-type="as-char" svg:y="0in" draw:z-index="0" draw:style-name="gr1"><draw:rect draw:style-name="gr2" draw:text-style-name="P23" svg:width="6.8752in" svg:height="2.2504in" svg:x="0in" svg:y="0in"><text:p/></draw:rect><draw:g draw:style-name="gr3"><draw:frame draw:style-name="gr4" draw:text-style-name="P23" svg:width="1.5004in" svg:height="0.3752in" svg:x="2.9256in" svg:y="0.25in"><draw:text-box><text:p text:style-name="P23"><text:span text:style-name="T31">命令模式</text:span></text:p></draw:text-box></draw:frame><draw:frame draw:style-name="gr4" draw:text-style-name="P23" svg:width="1.5004in" svg:height="0.3752in" svg:x="1.4256in" svg:y="1.5in"><draw:text-box><text:p text:style-name="P23"><text:span text:style-name="T31">編輯模式</text:span></text:p></draw:text-box></draw:frame><draw:frame draw:style-name="gr4" draw:text-style-name="P23" svg:width="1.5004in" svg:height="0.3752in" svg:x="4.5091in" svg:y="1.5in"><draw:text-box><text:p text:style-name="P23"><text:span text:style-name="T31">指令列模式</text:span></text:p></draw:text-box></draw:frame><draw:custom-shape draw:style-name="gr5" draw:text-style-name="P24" svg:width="0.8752in" svg:height="0.2504in" draw:transform="rotate (1.07512281922851) translate (2.23263888888889in 1.38819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4" svg:width="0.8752in" svg:height="0.2504in" draw:transform="rotate (2.13296687886227) translate (5.05347222222222in 1.49930555555556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4" svg:width="0.8752in" svg:height="0.2504in" draw:transform="rotate (-2.06996049286528) translate (3.49513888888889in 0.86319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" draw:text-style-name="P24" svg:width="0.8752in" svg:height="0.2504in" draw:transform="rotate (-1.06325458031495) translate (4.15555555555556in 0.74444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24" svg:width="0.9913in" svg:height="0.6433in" svg:x="0.7681in" svg:y="0.6071in"><text:p text:style-name="P24"><text:span text:style-name="T32">按「</text:span><text:span text:style-name="T32">i, I, o, O, a, A, r, R</text:span><text:span text:style-name="T32">」</text:span></text:p><draw:enhanced-geometry svg:viewBox="0 0 21600 21600" draw:type="line-callout-1" draw:modifiers="36661 14066 23416 4199 5056 -18264 7069 -16188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draw:style-name="gr4" draw:text-style-name="P24" svg:width="0.9913in" svg:height="0.6433in" svg:x="5.6339in" svg:y="0.6252in"><text:p text:style-name="P24"><text:span text:style-name="T32">按「 </text:span><text:span text:style-name="T32">: </text:span><text:span text:style-name="T32">」或「 </text:span><text:span text:style-name="T32">/ </text:span><text:span text:style-name="T32">」</text:span></text:p><draw:enhanced-geometry svg:viewBox="0 0 21600 21600" draw:type="line-callout-1" draw:modifiers="-14395 12759 -1816 4199 -97374 -13273 -95361 -11197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4" draw:text-style-name="P23" svg:width="0.7504in" svg:height="0.3752in" svg:x="3.3839in" svg:y="1.75in"><draw:text-box><text:p text:style-name="P23"><text:span text:style-name="T33">按「</text:span><text:span text:style-name="T33">ESC</text:span><text:span text:style-name="T33">」</text:span></text:p></draw:text-box></draw:frame><draw:line draw:style-name="gr2" draw:text-style-name="P23" svg:x1="4.1339in" svg:y1="1.7504in" svg:x2="4.2591in" svg:y2="1.3752in"><text:p/></draw:line><draw:line draw:style-name="gr2" draw:text-style-name="P23" svg:x1="3.3839in" svg:y1="1.7504in" svg:x2="3.1339in" svg:y2="1.3752in"><text:p/></draw:line></draw:g></draw:g></text:p>
      <text:p text:style-name="P7">圖一、vi 的操作環境</text:p>
      <text:p text:style-name="Standard"><text:span text:style-name="T10">三、vi操作說明</text:span><text:span text:style-name="T6">：</text:span></text:p>
      <text:list xml:id="list7812643395252919346" text:style-name="WW8Num20">
        <text:list-item>
          <text:p text:style-name="P13"><text:span text:style-name="T12">進入vi開始編輯：<text:line-break/>$vi <text:s/>（編輯未命名新檔）<text:line-break/>$vi newfile <text:s text:c="2"/>（開啟名為newfile的舊檔，或新編一個名為newfile的新檔）<text:line-break/></text:span><text:span text:style-name="T5">＊剛開啟vi時為命令模式＊</text:span></text:p>
        </text:list-item>
        <text:list-item>
          <text:p text:style-name="P13"><text:span text:style-name="T12">按下</text:span><text:span text:style-name="T16">『i, I, o, O, a, A, r, R』等字母之後會進入</text:span><text:span text:style-name="T7">編輯模式</text:span><text:span text:style-name="T16">。</text:span></text:p>
        </text:list-item>
        <text:list-item>
          <text:p text:style-name="P13"><text:span text:style-name="T12">編輯完畢按下「ESC」返回</text:span><text:span text:style-name="T5">命令模式</text:span><text:span text:style-name="T12">操作；在</text:span><text:span text:style-name="T5">命令模式</text:span><text:span text:style-name="T12">中按下「:」或「/」可進入</text:span><text:span text:style-name="T5">指令列模式</text:span><text:span text:style-name="T12">。</text:span></text:p>
        </text:list-item>
        <text:list-item>
          <text:p text:style-name="P13"><text:span text:style-name="T12">在</text:span><text:span text:style-name="T5">指令列模式</text:span><text:span text:style-name="T12">中（有「:」提示時），可輸入w（存檔）、q（離開vi）、wq（存檔並離開vi）、q!（不存檔離開vi）、h或help（線上說明）、以及其它搜尋取代的指令。再按「ESC」回到</text:span><text:span text:style-name="T5">命令模式</text:span><text:span text:style-name="T12">。</text:span></text:p>
        </text:list-item>
        <text:list-item>
          <text:p text:style-name="P13"><text:span text:style-name="T20">練習A</text:span><text:span text:style-name="T12">：使用vi在~/test/目錄下開一個新檔案newfile，並輸入２～３行文字後存檔離開。<text:line-break/></text:span><text:span text:style-name="T20">練習B</text:span><text:span text:style-name="T12">：a.使用＃man vi | col -b &gt; ~/test/man-vi.txt<text:line-break/> <text:s text:c="7"/>b.使用vi開啟~/test/man-vi.txt操作後</text:span><text:span text:style-name="T5">不存檔</text:span><text:span text:style-name="T12">離開。</text:span></text:p>
        </text:list-item>
      </text:list>
      <text:p text:style-name="P18"><text:span text:style-name="T9">四</text:span><text:span text:style-name="T10">、命令模式與指令列模式說明</text:span><text:span text:style-name="T6">：</text:span><text:span text:style-name="T13">(參考來源http://linux.vbird.org/linux_basic/0310vi.php)</text:span></text:p>
      <text:p text:style-name="Standard"><text:span text:style-name="T11">命令模式在最下面一行</text:span><text:span text:style-name="T3">沒有出現</text:span><text:span text:style-name="T11">『--INSERT--』或『--REPLACE--』字樣的時候。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重要性</text:p>
          </table:table-cell>
          <table:table-cell table:style-name="Table1.B1" office:value-type="string">
            <text:p text:style-name="P8">Command mode：</text:p>
          </table:table-cell>
          <table:table-cell table:style-name="Table1.C1" office:value-type="string">
            <text:p text:style-name="P8">移動游標</text:p>
          </table:table-cell>
        </table:table-row>
        <table:table-row table:style-name="Table1.1">
          <table:table-cell table:style-name="Table1.A2" office:value-type="string">
            <text:p text:style-name="P8">＊</text:p>
          </table:table-cell>
          <table:table-cell table:style-name="Table1.B2" office:value-type="string">
            <text:p text:style-name="P11"><text:span text:style-name="T27">h 或</text:span><text:span text:style-name="T28"> </text:span><text:span text:style-name="T27">向左方向鍵</text:span></text:p>
          </table:table-cell>
          <table:table-cell table:style-name="Table1.C2" office:value-type="string">
            <text:p text:style-name="P10">游標向左移動一個字元</text:p>
          </table:table-cell>
        </table:table-row>
        <table:table-row table:style-name="Table1.1">
          <table:table-cell table:style-name="Table1.A3" office:value-type="string">
            <text:p text:style-name="P8">＊</text:p>
          </table:table-cell>
          <table:table-cell table:style-name="Table1.B3" office:value-type="string">
            <text:p text:style-name="P11"><text:span text:style-name="T27">j 或</text:span><text:span text:style-name="T28"> </text:span><text:span text:style-name="T27">向下方向鍵</text:span></text:p>
          </table:table-cell>
          <table:table-cell table:style-name="Table1.C3" office:value-type="string">
            <text:p text:style-name="P10">游標向下移動一個字元</text:p>
          </table:table-cell>
        </table:table-row>
        <table:table-row table:style-name="Table1.1">
          <table:table-cell table:style-name="Table1.A4" office:value-type="string">
            <text:p text:style-name="P8">＊</text:p>
          </table:table-cell>
          <table:table-cell table:style-name="Table1.B4" office:value-type="string">
            <text:p text:style-name="P11"><text:span text:style-name="T27">k 或</text:span><text:span text:style-name="T28"> </text:span><text:span text:style-name="T27">向上方向鍵</text:span></text:p>
          </table:table-cell>
          <table:table-cell table:style-name="Table1.C4" office:value-type="string">
            <text:p text:style-name="P10">游標向上移動一個字元</text:p>
          </table:table-cell>
        </table:table-row>
        <table:table-row table:style-name="Table1.1">
          <table:table-cell table:style-name="Table1.A5" office:value-type="string">
            <text:p text:style-name="P8">＊</text:p>
          </table:table-cell>
          <table:table-cell table:style-name="Table1.B5" office:value-type="string">
            <text:p text:style-name="P11"><text:span text:style-name="T27">l 或</text:span><text:span text:style-name="T28"> </text:span><text:span text:style-name="T27">向右方向鍵</text:span></text:p>
          </table:table-cell>
          <table:table-cell table:style-name="Table1.C5" office:value-type="string">
            <text:p text:style-name="P10">游標向右移動一個字元</text:p>
          </table:table-cell>
        </table:table-row>
        <table:table-row table:style-name="Table1.1">
          <table:table-cell table:style-name="Table1.A6" office:value-type="string">
            <text:p text:style-name="P1"><text:span text:style-name="T22">＊＊</text:span></text:p>
          </table:table-cell>
          <table:table-cell table:style-name="Table1.B6" office:value-type="string">
            <text:p text:style-name="P8">[Ctrl] + [f]</text:p>
          </table:table-cell>
          <table:table-cell table:style-name="Table1.C6" office:value-type="string">
            <text:p text:style-name="P10">螢幕『向前』移動一頁</text:p>
          </table:table-cell>
        </table:table-row>
        <table:table-row table:style-name="Table1.1">
          <table:table-cell table:style-name="Table1.A7" office:value-type="string">
            <text:p text:style-name="P1"><text:span text:style-name="T22">＊＊</text:span></text:p>
          </table:table-cell>
          <table:table-cell table:style-name="Table1.B7" office:value-type="string">
            <text:p text:style-name="P8">[Ctrl] + [b]</text:p>
          </table:table-cell>
          <table:table-cell table:style-name="Table1.C7" office:value-type="string">
            <text:p text:style-name="P10">螢幕『向後』移動一頁</text:p>
          </table:table-cell>
        </table:table-row>
        <table:table-row table:style-name="Table1.1">
          <table:table-cell table:style-name="Table1.A8" office:value-type="string">
            <text:p text:style-name="P9"/>
          </table:table-cell>
          <table:table-cell table:style-name="Table1.B8" office:value-type="string">
            <text:p text:style-name="P8">[Ctrl] + [d]</text:p>
          </table:table-cell>
          <table:table-cell table:style-name="Table1.C8" office:value-type="string">
            <text:p text:style-name="P10">螢幕『向前』移動半頁</text:p>
          </table:table-cell>
        </table:table-row>
        <table:table-row table:style-name="Table1.1">
          <table:table-cell table:style-name="Table1.A9" office:value-type="string">
            <text:p text:style-name="P9"/>
          </table:table-cell>
          <table:table-cell table:style-name="Table1.B9" office:value-type="string">
            <text:p text:style-name="P8">[Ctrl] + [u]</text:p>
          </table:table-cell>
          <table:table-cell table:style-name="Table1.C9" office:value-type="string">
            <text:p text:style-name="P10">螢幕『向後』移動半頁</text:p>
          </table:table-cell>
        </table:table-row>
        <table:table-row table:style-name="Table1.1">
          <table:table-cell table:style-name="Table1.A10" office:value-type="string">
            <text:p text:style-name="P9"/>
          </table:table-cell>
          <table:table-cell table:style-name="Table1.B10" office:value-type="string">
            <text:p text:style-name="P8">+</text:p>
          </table:table-cell>
          <table:table-cell table:style-name="Table1.C10" office:value-type="string">
            <text:p text:style-name="P10">游標移動到非空白字元的下一列</text:p>
          </table:table-cell>
        </table:table-row>
        <table:table-row table:style-name="Table1.1">
          <table:table-cell table:style-name="Table1.A11" office:value-type="string">
            <text:p text:style-name="P9"/>
          </table:table-cell>
          <table:table-cell table:style-name="Table1.B11" office:value-type="string">
            <text:p text:style-name="P8">-</text:p>
          </table:table-cell>
          <table:table-cell table:style-name="Table1.C11" office:value-type="string">
            <text:p text:style-name="P10">游標移動到非空白字元的上一列</text:p>
          </table:table-cell>
        </table:table-row>
        <table:table-row table:style-name="Table1.1">
          <table:table-cell table:style-name="Table1.A12" office:value-type="string">
            <text:p text:style-name="P8">＊</text:p>
          </table:table-cell>
          <table:table-cell table:style-name="Table1.B12" office:value-type="string">
            <text:p text:style-name="P8">n&lt;space&gt;</text:p>
          </table:table-cell>
          <table:table-cell table:style-name="Table1.C12" office:value-type="string">
            <text:p text:style-name="P12"><text:span text:style-name="T27">按下數字後再按空白鍵，游標會向右移動這一行的</text:span><text:span text:style-name="T28"> </text:span><text:span text:style-name="T27">n 個字元。例如</text:span><text:span text:style-name="T28"> </text:span><text:span text:style-name="T27">20&lt;space&gt; 則游標會向後面移動</text:span><text:span text:style-name="T28"> </text:span><text:span text:style-name="T27">20 個字元距離。</text:span></text:p>
          </table:table-cell>
        </table:table-row>
        <table:table-row table:style-name="Table1.1">
          <table:table-cell table:style-name="Table1.A13" office:value-type="string">
            <text:p text:style-name="P1"><text:span text:style-name="T22">＊＊＊</text:span></text:p>
          </table:table-cell>
          <table:table-cell table:style-name="Table1.B13" office:value-type="string">
            <text:p text:style-name="P1"><text:span text:style-name="T22">0或[HOME]</text:span></text:p>
          </table:table-cell>
          <table:table-cell table:style-name="Table1.C13" office:value-type="string">
            <text:p text:style-name="P12"><text:span text:style-name="T27">這是數字『</text:span><text:span text:style-name="T28"> </text:span><text:span text:style-name="T27">0 』：移動到這一行的最前面字元處（常用）</text:span></text:p>
          </table:table-cell>
        </table:table-row>
        <table:table-row table:style-name="Table1.1">
          <table:table-cell table:style-name="Table1.A14" office:value-type="string">
            <text:p text:style-name="P1"><text:span text:style-name="T22">＊＊＊</text:span></text:p>
          </table:table-cell>
          <table:table-cell table:style-name="Table1.B14" office:value-type="string">
            <text:p text:style-name="P1"><text:span text:style-name="T22">$或[END]</text:span></text:p>
          </table:table-cell>
          <table:table-cell table:style-name="Table1.C14" office:value-type="string">
            <text:p text:style-name="P10">移動到這一行的最後面字元處（常用）</text:p>
          </table:table-cell>
        </table:table-row>
        <table:table-row table:style-name="Table1.1">
          <table:table-cell table:style-name="Table1.A15" office:value-type="string">
            <text:p text:style-name="P8">＊</text:p>
          </table:table-cell>
          <table:table-cell table:style-name="Table1.B15" office:value-type="string">
            <text:p text:style-name="P8">H</text:p>
          </table:table-cell>
          <table:table-cell table:style-name="Table1.C15" office:value-type="string">
            <text:p text:style-name="P10">游標移動到這個螢幕的最上方那一行</text:p>
          </table:table-cell>
        </table:table-row>
        <table:table-row table:style-name="Table1.1">
          <table:table-cell table:style-name="Table1.A16" office:value-type="string">
            <text:p text:style-name="P8">＊</text:p>
          </table:table-cell>
          <table:table-cell table:style-name="Table1.B16" office:value-type="string">
            <text:p text:style-name="P8">M</text:p>
          </table:table-cell>
          <table:table-cell table:style-name="Table1.C16" office:value-type="string">
            <text:p text:style-name="P10">游標移動到這個螢幕的中央那一行</text:p>
          </table:table-cell>
        </table:table-row>
        <table:table-row table:style-name="Table1.1">
          <table:table-cell table:style-name="Table1.A17" office:value-type="string">
            <text:p text:style-name="P8">＊</text:p>
          </table:table-cell>
          <table:table-cell table:style-name="Table1.B17" office:value-type="string">
            <text:p text:style-name="P8">L</text:p>
          </table:table-cell>
          <table:table-cell table:style-name="Table1.C17" office:value-type="string">
            <text:p text:style-name="P10">游標移動到這個螢幕的最下方那一行</text:p>
          </table:table-cell>
        </table:table-row>
        <table:table-row table:style-name="Table1.1">
          <table:table-cell table:style-name="Table1.A18" office:value-type="string">
            <text:p text:style-name="P1"><text:span text:style-name="T22">＊＊＊</text:span></text:p>
          </table:table-cell>
          <table:table-cell table:style-name="Table1.B18" office:value-type="string">
            <text:p text:style-name="P8">G</text:p>
          </table:table-cell>
          <table:table-cell table:style-name="Table1.C18" office:value-type="string">
            <text:p text:style-name="P10">移動到這個檔案的最後一行（常用）</text:p>
          </table:table-cell>
        </table:table-row>
        <table:table-row table:style-name="Table1.1">
          <table:table-cell table:style-name="Table1.A19" office:value-type="string">
            <text:p text:style-name="P1"><text:span text:style-name="T22">＊＊＊</text:span></text:p>
          </table:table-cell>
          <table:table-cell table:style-name="Table1.B19" office:value-type="string">
            <text:p text:style-name="P8">gg</text:p>
          </table:table-cell>
          <table:table-cell table:style-name="Table1.C19" office:value-type="string">
            <text:p text:style-name="P10">移動到這個檔案的第一行（常用）</text:p>
          </table:table-cell>
        </table:table-row>
        <table:table-row table:style-name="Table1.1">
          <table:table-cell table:style-name="Table1.A20" office:value-type="string">
            <text:p text:style-name="P8">＊＊</text:p>
          </table:table-cell>
          <table:table-cell table:style-name="Table1.B20" office:value-type="string">
            <text:p text:style-name="P8">nG</text:p>
          </table:table-cell>
          <table:table-cell table:style-name="Table1.C20" office:value-type="string">
            <text:p text:style-name="P12"><text:span text:style-name="T27">移動到這個檔案的第</text:span><text:span text:style-name="T28"> </text:span><text:span text:style-name="T27">n 行。例如</text:span><text:span text:style-name="T28"> </text:span><text:span text:style-name="T27">20G 則會移動到這個檔案的</text:span><text:span text:style-name="T28"> </text:span><text:span text:style-name="T27">20 行</text:span></text:p>
          </table:table-cell>
        </table:table-row>
        <table:table-row table:style-name="Table1.1">
          <table:table-cell table:style-name="Table1.A21" office:value-type="string">
            <text:p text:style-name="P1"><text:span text:style-name="T22">＊＊</text:span></text:p>
          </table:table-cell>
          <table:table-cell table:style-name="Table1.B21" office:value-type="string">
            <text:p text:style-name="P8">n&lt;Enter&gt;</text:p>
          </table:table-cell>
          <table:table-cell table:style-name="Table1.C21" office:value-type="string">
            <text:p text:style-name="P12"><text:span text:style-name="T27">游標向下移動</text:span><text:span text:style-name="T28"> </text:span><text:span text:style-name="T27">n 行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8">Last line mode：</text:p>
          </table:table-cell>
          <table:table-cell table:style-name="Table1.C1" office:value-type="string">
            <text:p text:style-name="P8">搜尋與取代</text:p>
          </table:table-cell>
        </table:table-row>
        <table:table-row table:style-name="Table1.1">
          <table:table-cell table:style-name="Table1.A23" office:value-type="string">
            <text:p text:style-name="P1"><text:span text:style-name="T22">＊＊＊</text:span></text:p>
          </table:table-cell>
          <table:table-cell table:style-name="Table1.B23" office:value-type="string">
            <text:p text:style-name="P8">/word</text:p>
          </table:table-cell>
          <table:table-cell table:style-name="Table1.C23" office:value-type="string">
            <text:p text:style-name="P14"><text:span text:style-name="T22">向游標之後尋找一個字串名稱為</text:span><text:span text:style-name="T23"> </text:span><text:span text:style-name="T22">word 的字串。搜尋時可按「n」將游標移到下一個字串</text:span></text:p>
          </table:table-cell>
        </table:table-row>
        <table:table-row table:style-name="Table1.1">
          <table:table-cell table:style-name="Table1.A24" office:value-type="string">
            <text:p text:style-name="P8">＊＊</text:p>
          </table:table-cell>
          <table:table-cell table:style-name="Table1.B24" office:value-type="string">
            <text:p text:style-name="P8">?word</text:p>
          </table:table-cell>
          <table:table-cell table:style-name="Table1.C24" office:value-type="string">
            <text:p text:style-name="P12"><text:span text:style-name="T27">向游標之前尋找一個字串名稱為</text:span><text:span text:style-name="T28"> </text:span><text:span text:style-name="T27">word 的字串。</text:span></text:p>
          </table:table-cell>
        </table:table-row>
        <table:table-row table:style-name="Table1.1">
          <table:table-cell table:style-name="Table1.A25" office:value-type="string">
            <text:p text:style-name="P8">＊＊＊</text:p>
          </table:table-cell>
          <table:table-cell table:style-name="Table1.B25" office:value-type="string">
            <text:p text:style-name="P8">:n1,n2s/word1/word2/g</text:p>
          </table:table-cell>
          <table:table-cell table:style-name="Table1.C25" office:value-type="string">
            <text:p text:style-name="P12"><text:span text:style-name="T27">在第n1與n2行之間尋找word1這個字串，並將該字串取代為</text:span><text:span text:style-name="T28"> </text:span><text:span text:style-name="T27">word2</text:span></text:p>
          </table:table-cell>
        </table:table-row>
        <table:table-row table:style-name="Table1.1">
          <table:table-cell table:style-name="Table1.A26" office:value-type="string">
            <text:p text:style-name="P8">＊＊＊</text:p>
          </table:table-cell>
          <table:table-cell table:style-name="Table1.B26" office:value-type="string">
            <text:p text:style-name="P8">:1,$s/word1/word2/g</text:p>
          </table:table-cell>
          <table:table-cell table:style-name="Table1.C26" office:value-type="string">
            <text:p text:style-name="P14"><text:span text:style-name="T22">從第一行到最後一行尋找</text:span><text:span text:style-name="T23"> </text:span><text:span text:style-name="T22">word1 字串，並將該字串取代為</text:span><text:span text:style-name="T23"> </text:span><text:span text:style-name="T22">word2 </text:span></text:p>
          </table:table-cell>
        </table:table-row>
        <table:table-row table:style-name="Table1.1">
          <table:table-cell table:style-name="Table1.A27" office:value-type="string">
            <text:p text:style-name="P8">＊＊＊</text:p>
          </table:table-cell>
          <table:table-cell table:style-name="Table1.B27" office:value-type="string">
            <text:p text:style-name="P8">:1,$s/word1/word2/gc</text:p>
          </table:table-cell>
          <table:table-cell table:style-name="Table1.C27" office:value-type="string">
            <text:p text:style-name="P14"><text:span text:style-name="T22">從第一行到最後一行尋找</text:span><text:span text:style-name="T23"> </text:span><text:span text:style-name="T22">word1 字串，並將該字串取代為</text:span><text:span text:style-name="T23"> </text:span><text:span text:style-name="T22">word2，且在取代前顯示提示字元給使用者確認（conform）是否需要取代</text:span></text:p>
          </table:table-cell>
        </table:table-row>
        <table:table-row table:style-name="Table1.1">
          <table:table-cell table:style-name="Table1.A1" office:value-type="string">
            <text:p text:style-name="P8">重要性</text:p>
          </table:table-cell>
          <table:table-cell table:style-name="Table1.B1" office:value-type="string">
            <text:p text:style-name="P8">Command mode：</text:p>
          </table:table-cell>
          <table:table-cell table:style-name="Table1.C1" office:value-type="string">
            <text:p text:style-name="P8">刪除、複製與貼上</text:p>
          </table:table-cell>
        </table:table-row>
        <table:table-row table:style-name="Table1.1">
          <table:table-cell table:style-name="Table1.A29" office:value-type="string">
            <text:p text:style-name="P8">＊＊</text:p>
          </table:table-cell>
          <table:table-cell table:style-name="Table1.B29" office:value-type="string">
            <text:p text:style-name="P8">x, X</text:p>
          </table:table-cell>
          <table:table-cell table:style-name="Table1.C29" office:value-type="string">
            <text:p text:style-name="P12"><text:span text:style-name="T27">x 為向後刪除一個字元，</text:span><text:span text:style-name="T28"> </text:span><text:span text:style-name="T27">X 為向前刪除一個字元</text:span></text:p>
          </table:table-cell>
        </table:table-row>
        <table:table-row table:style-name="Table1.1">
          <table:table-cell table:style-name="Table1.A30" office:value-type="string">
            <text:p text:style-name="P8">＊</text:p>
          </table:table-cell>
          <table:table-cell table:style-name="Table1.B30" office:value-type="string">
            <text:p text:style-name="P8">nx</text:p>
          </table:table-cell>
          <table:table-cell table:style-name="Table1.C30" office:value-type="string">
            <text:p text:style-name="P12"><text:span text:style-name="T27">向後刪除</text:span><text:span text:style-name="T28"> </text:span><text:span text:style-name="T27">n 個字元</text:span></text:p>
          </table:table-cell>
        </table:table-row>
        <table:table-row table:style-name="Table1.1">
          <table:table-cell table:style-name="Table1.A31" office:value-type="string">
            <text:p text:style-name="P8">＊＊＊</text:p>
          </table:table-cell>
          <table:table-cell table:style-name="Table1.B31" office:value-type="string">
            <text:p text:style-name="P8">dd</text:p>
          </table:table-cell>
          <table:table-cell table:style-name="Table1.C31" office:value-type="string">
            <text:p text:style-name="P10">刪除游標所在的那一整列</text:p>
          </table:table-cell>
        </table:table-row>
        <table:table-row table:style-name="Table1.1">
          <table:table-cell table:style-name="Table1.A32" office:value-type="string">
            <text:p text:style-name="P8">＊＊＊</text:p>
          </table:table-cell>
          <table:table-cell table:style-name="Table1.B32" office:value-type="string">
            <text:p text:style-name="P8">ndd</text:p>
          </table:table-cell>
          <table:table-cell table:style-name="Table1.C32" office:value-type="string">
            <text:p text:style-name="P12"><text:span text:style-name="T27">刪除游標所在的向下</text:span><text:span text:style-name="T28"> </text:span><text:span text:style-name="T27">n 列，例如</text:span><text:span text:style-name="T28"> </text:span><text:span text:style-name="T27">20dd 則是刪除</text:span><text:span text:style-name="T28"> </text:span><text:span text:style-name="T27">20 列</text:span></text:p>
          </table:table-cell>
        </table:table-row>
        <table:table-row table:style-name="Table1.1">
          <table:table-cell table:style-name="Table1.A33" office:value-type="string">
            <text:p text:style-name="P8">＊</text:p>
          </table:table-cell>
          <table:table-cell table:style-name="Table1.B33" office:value-type="string">
            <text:p text:style-name="P8">d1G</text:p>
          </table:table-cell>
          <table:table-cell table:style-name="Table1.C33" office:value-type="string">
            <text:p text:style-name="P10">刪除游標所在到第一行的所有資料</text:p>
          </table:table-cell>
        </table:table-row>
        <text:soft-page-break/>
        <table:table-row table:style-name="Table1.1">
          <table:table-cell table:style-name="Table1.A34" office:value-type="string">
            <text:p text:style-name="P8">＊</text:p>
          </table:table-cell>
          <table:table-cell table:style-name="Table1.B34" office:value-type="string">
            <text:p text:style-name="P8">dG</text:p>
          </table:table-cell>
          <table:table-cell table:style-name="Table1.C34" office:value-type="string">
            <text:p text:style-name="P10">刪除游標所在到最後一行的所有資料</text:p>
          </table:table-cell>
        </table:table-row>
        <table:table-row table:style-name="Table1.1">
          <table:table-cell table:style-name="Table1.A35" office:value-type="string">
            <text:p text:style-name="P8">＊＊＊</text:p>
          </table:table-cell>
          <table:table-cell table:style-name="Table1.B35" office:value-type="string">
            <text:p text:style-name="P8">yy</text:p>
          </table:table-cell>
          <table:table-cell table:style-name="Table1.C35" office:value-type="string">
            <text:p text:style-name="P10">複製游標所在的那一行</text:p>
          </table:table-cell>
        </table:table-row>
        <table:table-row table:style-name="Table1.1">
          <table:table-cell table:style-name="Table1.A36" office:value-type="string">
            <text:p text:style-name="P8">＊＊＊</text:p>
          </table:table-cell>
          <table:table-cell table:style-name="Table1.B36" office:value-type="string">
            <text:p text:style-name="P8">nyy</text:p>
          </table:table-cell>
          <table:table-cell table:style-name="Table1.C36" office:value-type="string">
            <text:p text:style-name="P12"><text:span text:style-name="T27">複製游標所在的向下</text:span><text:span text:style-name="T28"> </text:span><text:span text:style-name="T27">n 列，例如</text:span><text:span text:style-name="T28"> </text:span><text:span text:style-name="T27">20yy 則是複製</text:span><text:span text:style-name="T28"> </text:span><text:span text:style-name="T27">20 列</text:span></text:p>
          </table:table-cell>
        </table:table-row>
        <table:table-row table:style-name="Table1.1">
          <table:table-cell table:style-name="Table1.A37" office:value-type="string">
            <text:p text:style-name="P8">＊</text:p>
          </table:table-cell>
          <table:table-cell table:style-name="Table1.B37" office:value-type="string">
            <text:p text:style-name="P8">y1G</text:p>
          </table:table-cell>
          <table:table-cell table:style-name="Table1.C37" office:value-type="string">
            <text:p text:style-name="P10">複製游標所在列到第一列的所有資料</text:p>
          </table:table-cell>
        </table:table-row>
        <table:table-row table:style-name="Table1.1">
          <table:table-cell table:style-name="Table1.A38" office:value-type="string">
            <text:p text:style-name="P8">＊</text:p>
          </table:table-cell>
          <table:table-cell table:style-name="Table1.B38" office:value-type="string">
            <text:p text:style-name="P8">yG</text:p>
          </table:table-cell>
          <table:table-cell table:style-name="Table1.C38" office:value-type="string">
            <text:p text:style-name="P10">複製游標所在列到最後一列的所有資料</text:p>
          </table:table-cell>
        </table:table-row>
        <table:table-row table:style-name="Table1.1">
          <table:table-cell table:style-name="Table1.A39" office:value-type="string">
            <text:p text:style-name="P8">＊＊＊</text:p>
          </table:table-cell>
          <table:table-cell table:style-name="Table1.B39" office:value-type="string">
            <text:p text:style-name="P8">p, P</text:p>
          </table:table-cell>
          <table:table-cell table:style-name="Table1.C39" office:value-type="string">
            <text:p text:style-name="P14"><text:span text:style-name="T22">p為複製的資料在游標下一行貼上，P 則為貼在游標上一行</text:span></text:p>
          </table:table-cell>
        </table:table-row>
        <table:table-row table:style-name="Table1.1">
          <table:table-cell table:style-name="Table1.A40" office:value-type="string">
            <text:p text:style-name="P8">＊</text:p>
          </table:table-cell>
          <table:table-cell table:style-name="Table1.B40" office:value-type="string">
            <text:p text:style-name="P8">J</text:p>
          </table:table-cell>
          <table:table-cell table:style-name="Table1.C40" office:value-type="string">
            <text:p text:style-name="P10">將游標所在列與下一列的資料結合成同一列</text:p>
          </table:table-cell>
        </table:table-row>
        <table:table-row table:style-name="Table1.1">
          <table:table-cell table:style-name="Table1.A41" office:value-type="string">
            <text:p text:style-name="P8">＊</text:p>
          </table:table-cell>
          <table:table-cell table:style-name="Table1.B41" office:value-type="string">
            <text:p text:style-name="P8">c</text:p>
          </table:table-cell>
          <table:table-cell table:style-name="Table1.C41" office:value-type="string">
            <text:p text:style-name="P12"><text:span text:style-name="T27">重複刪除多個資料，例如向下刪除</text:span><text:span text:style-name="T28"> </text:span><text:span text:style-name="T27">10 行，[ 10cj ]</text:span></text:p>
          </table:table-cell>
        </table:table-row>
        <table:table-row table:style-name="Table1.1">
          <table:table-cell table:style-name="Table1.A42" office:value-type="string">
            <text:p text:style-name="P8">＊＊＊</text:p>
          </table:table-cell>
          <table:table-cell table:style-name="Table1.B42" office:value-type="string">
            <text:p text:style-name="P8">u</text:p>
          </table:table-cell>
          <table:table-cell table:style-name="Table1.C42" office:value-type="string">
            <text:p text:style-name="P10">復原前一個動作（undo）</text:p>
          </table:table-cell>
        </table:table-row>
        <table:table-row table:style-name="Table1.1">
          <table:table-cell table:style-name="Table1.A43" office:value-type="string">
            <text:p text:style-name="P8">＊＊＊</text:p>
          </table:table-cell>
          <table:table-cell table:style-name="Table1.B43" office:value-type="string">
            <text:p text:style-name="P1"><text:span text:style-name="T22">ZZ（shift+z兩次）</text:span></text:p>
          </table:table-cell>
          <table:table-cell table:style-name="Table1.C43" office:value-type="string">
            <text:p text:style-name="P10">若檔案沒有更動，則不儲存離開，若檔案已經經過更動，則儲存後離開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8">進入Insert mode：</text:p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table-cell table:style-name="Table1.A45" office:value-type="string">
            <text:p text:style-name="P8">＊＊＊</text:p>
          </table:table-cell>
          <table:table-cell table:style-name="Table1.B45" office:value-type="string">
            <text:p text:style-name="P8">i, I</text:p>
          </table:table-cell>
          <table:table-cell table:style-name="Table1.C45" office:value-type="string">
            <text:p text:style-name="P10">插入：在目前的游標所在處插入輸入之文字，已存在的文字會向後退</text:p>
          </table:table-cell>
        </table:table-row>
        <table:table-row table:style-name="Table1.1">
          <table:table-cell table:style-name="Table1.A46" office:value-type="string">
            <text:p text:style-name="P8">＊＊＊</text:p>
          </table:table-cell>
          <table:table-cell table:style-name="Table1.B46" office:value-type="string">
            <text:p text:style-name="P8">a, A</text:p>
          </table:table-cell>
          <table:table-cell table:style-name="Table1.C46" office:value-type="string">
            <text:p text:style-name="P10">增加：由目前游標所在的下一個字開始輸入，已存在的文字會向後退</text:p>
          </table:table-cell>
        </table:table-row>
        <table:table-row table:style-name="Table1.1">
          <table:table-cell table:style-name="Table1.A47" office:value-type="string">
            <text:p text:style-name="P8">＊＊＊</text:p>
          </table:table-cell>
          <table:table-cell table:style-name="Table1.B47" office:value-type="string">
            <text:p text:style-name="P8">o, O</text:p>
          </table:table-cell>
          <table:table-cell table:style-name="Table1.C47" office:value-type="string">
            <text:p text:style-name="P10">插入新的一行：從游標所在的下一行枝行首開始輸入文字</text:p>
          </table:table-cell>
        </table:table-row>
        <table:table-row table:style-name="Table1.1">
          <table:table-cell table:style-name="Table1.A48" office:value-type="string">
            <text:p text:style-name="P8">＊＊</text:p>
          </table:table-cell>
          <table:table-cell table:style-name="Table1.B48" office:value-type="string">
            <text:p text:style-name="P8">r, R</text:p>
          </table:table-cell>
          <table:table-cell table:style-name="Table1.C48" office:value-type="string">
            <text:p text:style-name="P14"><text:span text:style-name="T22">取代：r 會取代游標所在的那一個字元；R會一直取代游標所在的文字，直到按下</text:span><text:span text:style-name="T23"> </text:span><text:span text:style-name="T22">ESC 為止）</text:span></text:p>
          </table:table-cell>
        </table:table-row>
        <table:table-row table:style-name="Table1.1">
          <table:table-cell table:style-name="Table1.A49" office:value-type="string">
            <text:p text:style-name="P8">＊＊＊</text:p>
          </table:table-cell>
          <table:table-cell table:style-name="Table1.B49" office:value-type="string">
            <text:p text:style-name="P8">Esc</text:p>
          </table:table-cell>
          <table:table-cell table:style-name="Table1.C49" office:value-type="string">
            <text:p text:style-name="P10">退出編輯模式，回到一般模式中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8">Last line mode：</text:p>
          </table:table-cell>
          <table:table-cell table:style-name="Table1.C1" office:value-type="string">
            <text:p text:style-name="P9"/>
          </table:table-cell>
        </table:table-row>
        <table:table-row table:style-name="Table1.1">
          <table:table-cell table:style-name="Table1.A51" office:value-type="string">
            <text:p text:style-name="P8">＊＊＊</text:p>
          </table:table-cell>
          <table:table-cell table:style-name="Table1.B51" office:value-type="string">
            <text:p text:style-name="P8">:w</text:p>
          </table:table-cell>
          <table:table-cell table:style-name="Table1.C51" office:value-type="string">
            <text:p text:style-name="P10">將編輯的資料寫入硬碟檔案中</text:p>
          </table:table-cell>
        </table:table-row>
        <table:table-row table:style-name="Table1.1">
          <table:table-cell table:style-name="Table1.A52" office:value-type="string">
            <text:p text:style-name="P8">＊＊＊</text:p>
          </table:table-cell>
          <table:table-cell table:style-name="Table1.B52" office:value-type="string">
            <text:p text:style-name="P8">:w!</text:p>
          </table:table-cell>
          <table:table-cell table:style-name="Table1.C52" office:value-type="string">
            <text:p text:style-name="P10">若檔案屬性為『唯讀』時，強制寫入該檔案</text:p>
          </table:table-cell>
        </table:table-row>
        <table:table-row table:style-name="Table1.1">
          <table:table-cell table:style-name="Table1.A53" office:value-type="string">
            <text:p text:style-name="P8">＊＊＊</text:p>
          </table:table-cell>
          <table:table-cell table:style-name="Table1.B53" office:value-type="string">
            <text:p text:style-name="P8">:q</text:p>
          </table:table-cell>
          <table:table-cell table:style-name="Table1.C53" office:value-type="string">
            <text:p text:style-name="P14"><text:span text:style-name="T22">離開</text:span><text:span text:style-name="T23"> </text:span><text:span text:style-name="T22">vi（檔案未經修改才能直接離開）</text:span></text:p>
          </table:table-cell>
        </table:table-row>
        <table:table-row table:style-name="Table1.1">
          <table:table-cell table:style-name="Table1.A54" office:value-type="string">
            <text:p text:style-name="P8">＊＊＊</text:p>
          </table:table-cell>
          <table:table-cell table:style-name="Table1.B54" office:value-type="string">
            <text:p text:style-name="P8">:q!</text:p>
          </table:table-cell>
          <table:table-cell table:style-name="Table1.C54" office:value-type="string">
            <text:p text:style-name="P12"><text:span text:style-name="T27">若曾修改過檔案，又不想儲存，使用</text:span><text:span text:style-name="T28"> </text:span><text:span text:style-name="T27">! 為強制離開不儲存檔案。</text:span></text:p>
          </table:table-cell>
        </table:table-row>
        <table:table-row table:style-name="Table1.1">
          <table:table-cell table:style-name="Table1.A55" office:value-type="string">
            <text:p text:style-name="P8">＊＊＊</text:p>
          </table:table-cell>
          <table:table-cell table:style-name="Table1.B55" office:value-type="string">
            <text:p text:style-name="P8">:wq</text:p>
          </table:table-cell>
          <table:table-cell table:style-name="Table1.C55" office:value-type="string">
            <text:p text:style-name="P12"><text:span text:style-name="T27">儲存後離開，若為</text:span><text:span text:style-name="T28"> </text:span><text:span text:style-name="T27">:wq! 則為強制儲存後離開</text:span></text:p>
          </table:table-cell>
        </table:table-row>
        <table:table-row table:style-name="Table1.1">
          <table:table-cell table:style-name="Table1.A56" office:value-type="string">
            <text:p text:style-name="P8">＊＊</text:p>
          </table:table-cell>
          <table:table-cell table:style-name="Table1.B56" office:value-type="string">
            <text:p text:style-name="P8">:e!</text:p>
          </table:table-cell>
          <table:table-cell table:style-name="Table1.C56" office:value-type="string">
            <text:p text:style-name="P10">將檔案還原到最原始的狀態！</text:p>
          </table:table-cell>
        </table:table-row>
        <table:table-row table:style-name="Table1.1">
          <table:table-cell table:style-name="Table1.A57" office:value-type="string">
            <text:p text:style-name="P8">＊＊</text:p>
          </table:table-cell>
          <table:table-cell table:style-name="Table1.B57" office:value-type="string">
            <text:p text:style-name="P8">:w [filename]</text:p>
          </table:table-cell>
          <table:table-cell table:style-name="Table1.C57" office:value-type="string">
            <text:p text:style-name="P10">將編輯的資料儲存成另一個檔案（類似另存新檔）</text:p>
          </table:table-cell>
        </table:table-row>
        <table:table-row table:style-name="Table1.1">
          <table:table-cell table:style-name="Table1.A58" office:value-type="string">
            <text:p text:style-name="P8">＊＊</text:p>
          </table:table-cell>
          <table:table-cell table:style-name="Table1.B58" office:value-type="string">
            <text:p text:style-name="P8">:r [filename]</text:p>
          </table:table-cell>
          <table:table-cell table:style-name="Table1.C58" office:value-type="string">
            <text:p text:style-name="P12"><text:span text:style-name="T27">在編輯的資料中，讀入另一個檔案的資料。亦即將</text:span><text:span text:style-name="T28"> </text:span><text:span text:style-name="T27">『filename』這個檔案內容加到游標所在行後面</text:span></text:p>
          </table:table-cell>
        </table:table-row>
        <table:table-row table:style-name="Table1.1">
          <table:table-cell table:style-name="Table1.A59" office:value-type="string">
            <text:p text:style-name="P8">＊＊＊</text:p>
          </table:table-cell>
          <table:table-cell table:style-name="Table1.B59" office:value-type="string">
            <text:p text:style-name="P8">:set nu</text:p>
          </table:table-cell>
          <table:table-cell table:style-name="Table1.C59" office:value-type="string">
            <text:p text:style-name="P10">顯示行號，設定之後，會在每一行的字首顯示該行的行號</text:p>
          </table:table-cell>
        </table:table-row>
        <table:table-row table:style-name="Table1.1">
          <table:table-cell table:style-name="Table1.A60" office:value-type="string">
            <text:p text:style-name="P8">＊＊＊</text:p>
          </table:table-cell>
          <table:table-cell table:style-name="Table1.B60" office:value-type="string">
            <text:p text:style-name="P8">:set nonu</text:p>
          </table:table-cell>
          <table:table-cell table:style-name="Table1.C60" office:value-type="string">
            <text:p text:style-name="P12"><text:span text:style-name="T27">與</text:span><text:span text:style-name="T28"> </text:span><text:span text:style-name="T27">set nu 相反，為取消行號！（或:set nu!）</text:span></text:p>
          </table:table-cell>
        </table:table-row>
        <table:table-row table:style-name="Table1.1">
          <table:table-cell table:style-name="Table1.A61" office:value-type="string">
            <text:p text:style-name="P8">＊＊</text:p>
          </table:table-cell>
          <table:table-cell table:style-name="Table1.B61" office:value-type="string">
            <text:p text:style-name="P8">n1,n2 w [filename]</text:p>
          </table:table-cell>
          <table:table-cell table:style-name="Table1.C61" office:value-type="string">
            <text:p text:style-name="P14"><text:span text:style-name="T22">將</text:span><text:span text:style-name="T23"> </text:span><text:span text:style-name="T22">n1 到</text:span><text:span text:style-name="T23"> </text:span><text:span text:style-name="T22">n2 行的內容儲存成</text:span><text:span text:style-name="T23"> </text:span><text:span text:style-name="T22">filename 這個檔案。</text:span></text:p>
          </table:table-cell>
        </table:table-row>
        <table:table-row table:style-name="Table1.1">
          <table:table-cell table:style-name="Table1.A62" office:value-type="string">
            <text:p text:style-name="P8">＊＊＊</text:p>
          </table:table-cell>
          <table:table-cell table:style-name="Table1.B62" office:value-type="string">
            <text:p text:style-name="P8">:sh</text:p>
          </table:table-cell>
          <table:table-cell table:style-name="Table1.C62" office:value-type="string">
            <text:p text:style-name="P14"><text:span text:style-name="T22">暫時離開</text:span><text:span text:style-name="T23"> </text:span><text:span text:style-name="T22">vi 到Shell下執行指令，執行完畢可打「exit」或按「Ctrl+d」返回vi</text:span></text:p>
          </table:table-cell>
        </table:table-row>
        <table:table-row table:style-name="Table1.1">
          <table:table-cell table:style-name="Table1.A63" office:value-type="string">
            <text:p text:style-name="P8">＊</text:p>
          </table:table-cell>
          <table:table-cell table:style-name="Table1.B63" office:value-type="string">
            <text:p text:style-name="P8">:! command</text:p>
          </table:table-cell>
          <table:table-cell table:style-name="Table1.C63" office:value-type="string">
            <text:p text:style-name="P12"><text:span text:style-name="T27">暫時離開</text:span><text:span text:style-name="T28"> </text:span><text:span text:style-name="T27">vi 到指令列模式下執行</text:span><text:span text:style-name="T28"> </text:span><text:span text:style-name="T27">command 的顯示結果！例如[ :! ls /home ]</text:span></text:p>
          </table:table-cell>
        </table:table-row>
      </table:table>
      <text:p text:style-name="P6"/>
      <text:p text:style-name="P18"><text:span text:style-name="T9">五</text:span><text:span text:style-name="T10">、進階操作</text:span><text:span text:style-name="T6">：</text:span></text:p>
      <text:list xml:id="list7527499131154270518" text:style-name="WW8Num1">
        <text:list-item>
          <text:p text:style-name="P15"><text:span text:style-name="T11">自動修復錯誤：可針對自己經常會打錯的字作自動修復。<text:line-break/>（在指令列模式中）:abbr hte the　　（hte為錯字，the為正確的字）<text:line-break/>之後在輸入時如出現打錯字，vi會自動修正（abbr實際上是用來設定縮寫字轉換）</text:span></text:p>
        </text:list-item>
        <text:list-item>
          <text:p text:style-name="P15"><text:span text:style-name="T11">分割螢幕在多檔案（或同一檔案）中編輯：（利用「Ctrl+w, ??」組合鍵呼叫）<text:line-break/>（在指令列模式中）:split <text:s text:c="8"/>　　　（或按「Ctrl+w,s」將目前檔案分割為上下視窗）<text:line-break/>分割視窗後可按「Ctrl+w,j」或「Ctrl+w,↓」將游標移至下方視窗；按「Ctrl+w,k」或「Ctrl+w,↑」將游標移至上方視窗（「Ctrl+w,j」的按法為：先按「Ctrl+w」後放掉再按「j」）<text:line-break/></text:span><text:span text:style-name="T26"></text:span><text:span text:style-name="T11">「Ctrl+w,n」:在上方視窗開一個新檔案<text:line-break/></text:span><text:span text:style-name="T26"></text:span><text:span text:style-name="T11">「Ctrl+w,q」:關閉游標所在視窗</text:span></text:p>
        </text:list-item>
        <text:list-item>
          <text:p text:style-name="P15"><text:span text:style-name="T11">VISUAL mode（標示功能）：<text:line-break/></text:span><text:span text:style-name="T26"></text:span><text:span text:style-name="T11"> v （小寫</text:span><text:span text:style-name="T21"> </text:span><text:span text:style-name="T11">v），這是屬於字元標示（character visual），按下</text:span><text:span text:style-name="T21"> </text:span><text:span text:style-name="T11">v 後</text:span><text:span text:style-name="T17">就可以移動游標，游標走過的地方就會</text:span><text:span text:style-name="T11"><text:line-break/>　　</text:span><text:span text:style-name="T17">標示起來。再按一次v就會結束</text:span><text:span text:style-name="T19"> </text:span><text:span text:style-name="T17">v-mode。用</text:span><text:span text:style-name="T11">mouse 按兩次左鈕</text:span><text:span text:style-name="T17">的標示區也是屬於這類的標示。</text:span><text:span text:style-name="T11"><text:line-break/></text:span><text:span text:style-name="T26"></text:span><text:span text:style-name="T11"> </text:span><text:span text:style-name="T17">V </text:span><text:span text:style-name="T11">（</text:span><text:span text:style-name="T17">大寫</text:span><text:span text:style-name="T19"> </text:span><text:span text:style-name="T17">V</text:span><text:span text:style-name="T11">）</text:span><text:span text:style-name="T17">，這是</text:span><text:span text:style-name="T11">列</text:span><text:span text:style-name="T17">標示（line visual），按下</text:span><text:span text:style-name="T19"> </text:span><text:span text:style-name="T17">V 後會整行標示起來（包括行首前空白的部分），移動</text:span><text:span text:style-name="T11"><text:line-break/>　　</text:span><text:span text:style-name="T17">上下鍵，會標示多行。</text:span><text:span text:style-name="T18">mouse 連按三次左鈕，也是屬於此類的標示。再按一次</text:span><text:span text:style-name="T19"> </text:span><text:span text:style-name="T18">V 就會結束</text:span><text:span text:style-name="T19"> </text:span><text:span text:style-name="T18">v-mode。</text:span><text:span text:style-name="T14"><text:line-break/></text:span><text:span text:style-name="T26"></text:span><text:span text:style-name="T11"> </text:span><text:span text:style-name="T18">Ctrl-v <text:s/>這是方塊標示（block visual），可縱向標示矩形區域。再按一次</text:span><text:span text:style-name="T19"> </text:span><text:span text:style-name="T18">Ctrl-v 就會結束</text:span><text:span text:style-name="T19"> </text:span><text:span text:style-name="T18">v-mode。</text:span><text:span text:style-name="T19"> <text:s text:c="2"/></text:span><text:span text:style-name="T14"><text:line-break/></text:span><text:span text:style-name="T26"></text:span><text:span text:style-name="T11"> </text:span><text:span text:style-name="T16">結束</text:span><text:span text:style-name="T19"> </text:span><text:span text:style-name="T16">v-mode 的方式亦可使用</text:span><text:span text:style-name="T19"> </text:span><text:span text:style-name="T16">「Esc」</text:span><text:span text:style-name="T19"> </text:span><text:span text:style-name="T16">鍵，或統一使用</text:span><text:span text:style-name="T19"> </text:span><text:span text:style-name="T16">「Ctl-c」。</text:span><text:span text:style-name="T19"> </text:span><text:span text:style-name="T15"><text:line-break/></text:span><text:span text:style-name="T26"></text:span><text:span text:style-name="T18"> d 刪除標示區內容。y 複製標示區內容。</text:span><text:span text:style-name="T14">p</text:span><text:span text:style-name="T18"> </text:span><text:span text:style-name="T14">貼上已</text:span><text:span text:style-name="T18">複製標示區內容。</text:span></text:p>
        </text:list-item>
        <text:list-item>
          <text:p text:style-name="P15"><text:span text:style-name="T11">vi的加密功能：<text:line-break/></text:span><text:span text:style-name="T26"></text:span><text:span text:style-name="T11"> </text:span><text:span text:style-name="T16">vi <text:s/>-x <text:s/>[檔名] ：這樣進入</text:span><text:span text:style-name="T19"> </text:span><text:span text:style-name="T16">vi 後會要求輸入密碼（兩次）。以後加密過的檔案由</text:span><text:span text:style-name="T19"> </text:span><text:span text:style-name="T16">vi 開啟時會自動要求<text:line-break/> <text:s text:c="15"/>輸入密碼。否則無法開啟。其它的編輯器當然是無法開啟的。</text:span><text:span text:style-name="T19"> </text:span><text:span text:style-name="T16"><text:line-break/></text:span><text:span text:style-name="T26"></text:span><text:span text:style-name="T11"> 如果正在</text:span><text:span text:style-name="T16">vi中編輯檔案，臨時想加密，可在指令列模式用</text:span><text:span text:style-name="T19"> </text:span><text:span text:style-name="T16">:X 指令。</text:span><text:span text:style-name="T19"> 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<text:span text:style-name="T24">!! 小心！vim 一開檔就會有個</text:span><text:span text:style-name="T25"> </text:span><text:span text:style-name="T24">.檔名.swp 這個檔，是為了緊急回復用的，一般是在您所開檔案的所在目錄，這是個隱藏檔，您加密的<text:line-break/>功能並沒有作用在這個</text:span><text:span text:style-name="T25"> </text:span><text:span text:style-name="T24">swp 檔，因此</text:span><text:span text:style-name="T25"> </text:span><text:span text:style-name="T24">root 還是知道您在寫些什麼關於他的壞話的。:-)當然啦，您也是可以把</text:span><text:span text:style-name="T25"> </text:span><text:span text:style-name="T24">swap 的功能關掉的</text:span><text:span text:style-name="T25"> </text:span><text:span text:style-name="T24">:set noswf 就行了！但如果您編輯的是大檔案，則不建議您把</text:span><text:span text:style-name="T25"> </text:span><text:span text:style-name="T24">swap 關掉，這樣會很吃記憶體的。</text:span></text:p>
          </table:table-cell>
        </table:table-row>
      </table:table>
      <text:list xml:id="list213039750270512" text:continue-numbering="true" text:style-name="WW8Num1">
        <text:list-item>
          <text:p text:style-name="P15"><text:span text:style-name="T16">重覆上一個指令：在命令模式下按「</text:span><text:span text:style-name="T7">．</text:span><text:span text:style-name="T16">」即可，非常好用哦！</text:span></text:p>
        </text:list-item>
        <text:list-item>
          <text:p text:style-name="P15"><text:span text:style-name="T16">利用vi的線上說明文件：在指令列模式下輸入</text:span><text:span text:style-name="T7">「:h」、「:help」、「按[F1]鍵」，或「:h &lt;關鍵字&gt;」</text:span><text:span text:style-name="T16">，<text:line-break/>在瀏覽Help時，如果將游標移到「</text:span><text:span text:style-name="T7">|bars|</text:span><text:span text:style-name="T16">」字串之間，再按「</text:span><text:span text:style-name="T19"> </text:span><text:span text:style-name="T7">Ctrl+] </text:span><text:span text:style-name="T16">」可跳到</text:span><text:span text:style-name="T7">|bars|</text:span><text:span text:style-name="T16">主題查閱，再按「</text:span><text:span text:style-name="T7">Ctrl+t</text:span><text:span text:style-name="T16">」或「</text:span><text:span text:style-name="T7">Ctrl+o</text:span><text:span text:style-name="T16">」返回主Help頁面。請多練習操作查閱線上說明，加強自己的操作技術。（線上文件放在/usr/share/vim目錄下）</text:span></text:p>
        </text:list-item>
      </text:list>
      <text:p text:style-name="Standard"><text:span text:style-name="T9">六</text:span><text:span text:style-name="T10">、網路資源</text:span><text:span text:style-name="T6">：</text:span></text:p>
      <text:list xml:id="list4978247840432278674" text:style-name="WW8Num28">
        <text:list-item>
          <text:p text:style-name="P17"><text:span text:style-name="T11">http://www.newriders.com/books/opl/ebooks/0735710015.html<text:line-break/>NewRiders的線上電子書（非常完整</text:span><text:span text:style-name="T26"></text:span><text:span text:style-name="T11">）</text:span></text:p>
        </text:list-item>
        <text:list-item>
          <text:p text:style-name="P17"><text:span text:style-name="T11">http://www.study-area.net/tips/vim/index.html<text:line-break/>大家來學VIM（一個歷久彌新的編輯器）</text:span></text:p>
        </text:list-item>
        <text:list-item>
          <text:p text:style-name="P17"><text:span text:style-name="T11">http://linux.vbird.org/linux_basic/0310vi.php<text:line-break/></text:span><text:a xlink:type="simple" xlink:href="http://linux.vbird.org/linux_basic/0310vi.php" office:target-frame-name="_self" xlink:show="replace"><text:span text:style-name="T1">vi 文書處理軟體</text:span></text:a><text:span text:style-name="T1">（鳥哥的</text:span><text:span text:style-name="T2"> </text:span><text:span text:style-name="T1">Linux 與</text:span><text:span text:style-name="T2"> </text:span><text:span text:style-name="T1">ADSL 私房菜）</text:span></text:p>
        </text:list-item>
      </text:list>
      <text:p text:style-name="P4"/>
      <text:p text:style-name="P4"><text:soft-page-break/>--END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細明體" svg:font-family="細明體, MingLiU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orphans="2" fo:widows="2"/>
      <style:text-properties style:font-name="新細明體" fo:font-family="新細明體, PMingLiU" style:font-family-generic="roman" style:font-pitch="variable" fo:font-size="13.5pt" fo:font-weight="bold" style:letter-kerning="true" style:font-size-asian="13.5pt" style:font-weight-asian="bold" style:font-name-complex="新細明體" style:font-family-complex="新細明體, PMingLiU" style:font-family-generic-complex="roman" style:font-pitch-complex="variable" style:font-size-complex="13.5pt" style:font-weight-complex="bold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內文_20__28_Web_29_" style:display-name="內文 (Web)" style:family="paragraph" style:parent-style-name="Standard">
      <style:paragraph-properties fo:margin-top="0.1945in" fo:margin-bottom="0.1945in" style:contextual-spacing="false" fo:orphans="2" fo:widows="2"/>
      <style:text-properties style:font-name="新細明體" fo:font-family="新細明體, PMingLiU" style:font-family-generic="roman" style:font-pitch="variable" style:letter-kerning="true" style:font-name-complex="新細明體" style:font-family-complex="新細明體, PMingLiU" style:font-family-generic-complex="roman" style:font-pitch-complex="variable"/>
    </style:style>
    <style:style style:name="HTML_20_Preformatted" style:display-name="HTML Preformatted" style:family="paragraph" style:parent-style-name="Standard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細明體" fo:font-family="細明體, MingLiU" style:font-family-generic="modern" fo:font-size="10pt" style:letter-kerning="true" style:font-name-asian="細明體" style:font-family-asian="細明體, MingLiU" style:font-family-generic-asian="modern" style:font-size-asian="10pt" style:font-name-complex="Courier New" style:font-family-complex="'Courier New'" style:font-family-generic-complex="modern" style:font-size-complex="10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Verdana" fo:font-family="Verdana" style:font-family-generic="swiss" style:font-pitch="variable" fo:font-size="10pt" style:letter-kerning="true" style:font-size-asian="10pt" style:font-name-complex="Verdana" style:font-family-complex="Verdana" style:font-family-generic-complex="swiss" style:font-pitch-complex="variable" style:font-size-complex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Times New Roman" fo:font-family="'Times New Roman'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style:font-name-asian="細明體" style:font-family-asian="細明體, MingLiU" style:font-family-generic-asian="modern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color="#000000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Times New Roman" fo:font-family="'Times New Roman'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fo:color="#000000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Page_20_Number" style:display-name="Page Number" style:family="text" style:parent-style-name="預設段落字型"/>
    <style:style style:name="HTML_20_Code" style:display-name="HTML Code" style:family="text" style:parent-style-name="預設段落字型">
      <style:text-properties style:font-name="細明體" fo:font-family="細明體, MingLiU" style:font-family-generic="modern" fo:font-size="10pt" style:font-name-asian="細明體" style:font-family-asian="細明體, MingLiU" style:font-family-generic-asian="modern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1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bullet text:level="2" text:style-name="WW8Num3z1" style:num-suffix="." text:bullet-char="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  <style:text-properties style:font-name="Wingdings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5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5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5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6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6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6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2" text:style-name="WW8Num8z1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5" text:style-name="WW8Num8z4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3335in" fo:text-indent="-0.3335in" fo:margin-left="3.3335in"/>
        </style:list-level-properties>
      </text:list-level-style-number>
      <text:list-level-style-number text:level="8" text:style-name="WW8Num8z7" style:num-suffix="、" style:num-format="1">
        <style:list-level-properties text:list-level-position-and-space-mode="label-alignment">
          <style:list-level-label-alignment text:label-followed-by="listtab" text:list-tab-stop-position="3.6665in" fo:text-indent="-0.3335in" fo:margin-left="3.666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3335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10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0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0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11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1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1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12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2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2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space" fo:text-indent="-0.2083in" fo:margin-left="0.5417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5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5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space" fo:text-indent="-0.2083in" fo:margin-left="0.3543in"/>
        </style:list-level-properties>
      </text:list-level-style-number>
      <text:list-level-style-number text:level="2" text:style-name="WW8Num17z1" style:num-suffix="、" style:num-format="1">
        <style:list-level-properties text:list-level-position-and-space-mode="label-alignment">
          <style:list-level-label-alignment text:label-followed-by="listtab" text:list-tab-stop-position="0.8126in" fo:text-indent="-0.3335in" fo:margin-left="0.8126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1457in" fo:text-indent="-0.3335in" fo:margin-left="1.1457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4791in" fo:text-indent="-0.3335in" fo:margin-left="1.4791in"/>
        </style:list-level-properties>
      </text:list-level-style-number>
      <text:list-level-style-number text:level="5" text:style-name="WW8Num17z4" style:num-suffix="、" style:num-format="1">
        <style:list-level-properties text:list-level-position-and-space-mode="label-alignment">
          <style:list-level-label-alignment text:label-followed-by="listtab" text:list-tab-stop-position="1.8126in" fo:text-indent="-0.3335in" fo:margin-left="1.8126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2.1457in" fo:text-indent="-0.3335in" fo:margin-left="2.1457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.4791in" fo:text-indent="-0.3335in" fo:margin-left="2.4791in"/>
        </style:list-level-properties>
      </text:list-level-style-number>
      <text:list-level-style-number text:level="8" text:style-name="WW8Num17z7" style:num-suffix="、" style:num-format="1">
        <style:list-level-properties text:list-level-position-and-space-mode="label-alignment">
          <style:list-level-label-alignment text:label-followed-by="listtab" text:list-tab-stop-position="2.8126in" fo:text-indent="-0.3335in" fo:margin-left="2.8126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3.1457in" fo:text-indent="-0.3335in" fo:margin-left="3.1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bullet text:level="2" text:style-name="WW8Num18z1" style:num-suffix="." text:bullet-char="-">
        <style:list-level-properties text:list-level-position-and-space-mode="label-alignment">
          <style:list-level-label-alignment text:label-followed-by="space" fo:text-indent="-0.1043in" fo:margin-left="0.4374in"/>
        </style:list-level-properties>
        <style:text-properties style:font-name="Times New Roman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8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8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space" fo:text-indent="-0.1457in" fo:margin-left="0.8543in"/>
        </style:list-level-properties>
        <style:text-properties style:font-name="Times New Roman"/>
      </text:list-level-style-bullet>
      <text:list-level-style-bullet text:level="2" text:style-name="WW8Num19z1" style:num-suffix="." text:bullet-char="">
        <style:list-level-properties text:list-level-position-and-space-mode="label-alignment">
          <style:list-level-label-alignment text:label-followed-by="listtab" text:list-tab-stop-position="1.3752in" fo:text-indent="-0.3335in" fo:margin-left="1.3752in"/>
        </style:list-level-properties>
        <style:text-properties style:font-name="Wingdings"/>
      </text:list-level-style-bullet>
      <text:list-level-style-bullet text:level="3" text:style-name="WW8Num19z1" style:num-suffix="." text:bullet-char="">
        <style:list-level-properties text:list-level-position-and-space-mode="label-alignment">
          <style:list-level-label-alignment text:label-followed-by="listtab" text:list-tab-stop-position="1.7083in" fo:text-indent="-0.3335in" fo:margin-left="1.7083in"/>
        </style:list-level-properties>
        <style:text-properties style:font-name="Wingdings"/>
      </text:list-level-style-bullet>
      <text:list-level-style-bullet text:level="4" text:style-name="WW8Num19z1" style:num-suffix="." text:bullet-char="">
        <style:list-level-properties text:list-level-position-and-space-mode="label-alignment">
          <style:list-level-label-alignment text:label-followed-by="listtab" text:list-tab-stop-position="2.0417in" fo:text-indent="-0.3335in" fo:margin-left="2.0417in"/>
        </style:list-level-properties>
        <style:text-properties style:font-name="Wingdings"/>
      </text:list-level-style-bullet>
      <text:list-level-style-bullet text:level="5" text:style-name="WW8Num19z1" style:num-suffix="." text:bullet-char="">
        <style:list-level-properties text:list-level-position-and-space-mode="label-alignment">
          <style:list-level-label-alignment text:label-followed-by="listtab" text:list-tab-stop-position="2.3752in" fo:text-indent="-0.3335in" fo:margin-left="2.3752in"/>
        </style:list-level-properties>
        <style:text-properties style:font-name="Wingdings"/>
      </text:list-level-style-bullet>
      <text:list-level-style-bullet text:level="6" text:style-name="WW8Num19z1" style:num-suffix="." text:bullet-char="">
        <style:list-level-properties text:list-level-position-and-space-mode="label-alignment">
          <style:list-level-label-alignment text:label-followed-by="listtab" text:list-tab-stop-position="2.7083in" fo:text-indent="-0.3335in" fo:margin-left="2.7083in"/>
        </style:list-level-properties>
        <style:text-properties style:font-name="Wingdings"/>
      </text:list-level-style-bullet>
      <text:list-level-style-bullet text:level="7" text:style-name="WW8Num19z1" style:num-suffix="." text:bullet-char="">
        <style:list-level-properties text:list-level-position-and-space-mode="label-alignment">
          <style:list-level-label-alignment text:label-followed-by="listtab" text:list-tab-stop-position="3.0417in" fo:text-indent="-0.3335in" fo:margin-left="3.0417in"/>
        </style:list-level-properties>
        <style:text-properties style:font-name="Wingdings"/>
      </text:list-level-style-bullet>
      <text:list-level-style-bullet text:level="8" text:style-name="WW8Num19z1" style:num-suffix="." text:bullet-char="">
        <style:list-level-properties text:list-level-position-and-space-mode="label-alignment">
          <style:list-level-label-alignment text:label-followed-by="listtab" text:list-tab-stop-position="3.3752in" fo:text-indent="-0.3335in" fo:margin-left="3.3752in"/>
        </style:list-level-properties>
        <style:text-properties style:font-name="Wingdings"/>
      </text:list-level-style-bullet>
      <text:list-level-style-bullet text:level="9" text:style-name="WW8Num19z1" style:num-suffix="." text:bullet-char="">
        <style:list-level-properties text:list-level-position-and-space-mode="label-alignment">
          <style:list-level-label-alignment text:label-followed-by="listtab" text:list-tab-stop-position="3.7083in" fo:text-indent="-0.3335in" fo:margin-left="3.7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0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0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0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1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1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1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2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2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2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3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3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3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5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5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5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bullet text:level="2" text:style-name="WW8Num26z1" style:num-suffix="." text:bullet-char="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  <style:text-properties style:font-name="Wingdings"/>
      </text:list-level-style-bullet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6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6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space" fo:text-indent="-0.1043in" fo:margin-left="0.75in"/>
        </style:list-level-properties>
        <style:text-properties style:font-name="Times New Roman"/>
      </text:list-level-style-bullet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3126in" fo:text-indent="-0.3335in" fo:margin-left="1.3126in"/>
        </style:list-level-properties>
      </text:list-level-style-number>
      <text:list-level-style-bullet text:level="3" text:style-name="WW8Num27z2" style:num-suffix="." text:bullet-char="">
        <style:list-level-properties text:list-level-position-and-space-mode="label-alignment">
          <style:list-level-label-alignment text:label-followed-by="listtab" text:list-tab-stop-position="1.6457in" fo:text-indent="-0.3335in" fo:margin-left="1.6457in"/>
        </style:list-level-properties>
        <style:text-properties style:font-name="Wingdings"/>
      </text:list-level-style-bullet>
      <text:list-level-style-bullet text:level="4" text:style-name="WW8Num27z2" style:num-suffix="." text:bullet-char="">
        <style:list-level-properties text:list-level-position-and-space-mode="label-alignment">
          <style:list-level-label-alignment text:label-followed-by="listtab" text:list-tab-stop-position="1.9791in" fo:text-indent="-0.3335in" fo:margin-left="1.9791in"/>
        </style:list-level-properties>
        <style:text-properties style:font-name="Wingdings"/>
      </text:list-level-style-bullet>
      <text:list-level-style-bullet text:level="5" text:style-name="WW8Num27z2" style:num-suffix="." text:bullet-char="">
        <style:list-level-properties text:list-level-position-and-space-mode="label-alignment">
          <style:list-level-label-alignment text:label-followed-by="listtab" text:list-tab-stop-position="2.3126in" fo:text-indent="-0.3335in" fo:margin-left="2.3126in"/>
        </style:list-level-properties>
        <style:text-properties style:font-name="Wingdings"/>
      </text:list-level-style-bullet>
      <text:list-level-style-bullet text:level="6" text:style-name="WW8Num27z2" style:num-suffix="." text:bullet-char="">
        <style:list-level-properties text:list-level-position-and-space-mode="label-alignment">
          <style:list-level-label-alignment text:label-followed-by="listtab" text:list-tab-stop-position="2.6457in" fo:text-indent="-0.3335in" fo:margin-left="2.6457in"/>
        </style:list-level-properties>
        <style:text-properties style:font-name="Wingdings"/>
      </text:list-level-style-bullet>
      <text:list-level-style-bullet text:level="7" text:style-name="WW8Num27z2" style:num-suffix="." text:bullet-char="">
        <style:list-level-properties text:list-level-position-and-space-mode="label-alignment">
          <style:list-level-label-alignment text:label-followed-by="listtab" text:list-tab-stop-position="2.9791in" fo:text-indent="-0.3335in" fo:margin-left="2.9791in"/>
        </style:list-level-properties>
        <style:text-properties style:font-name="Wingdings"/>
      </text:list-level-style-bullet>
      <text:list-level-style-bullet text:level="8" text:style-name="WW8Num27z2" style:num-suffix="." text:bullet-char="">
        <style:list-level-properties text:list-level-position-and-space-mode="label-alignment">
          <style:list-level-label-alignment text:label-followed-by="listtab" text:list-tab-stop-position="3.3126in" fo:text-indent="-0.3335in" fo:margin-left="3.3126in"/>
        </style:list-level-properties>
        <style:text-properties style:font-name="Wingdings"/>
      </text:list-level-style-bullet>
      <text:list-level-style-bullet text:level="9" text:style-name="WW8Num27z2" style:num-suffix="." text:bullet-char="">
        <style:list-level-properties text:list-level-position-and-space-mode="label-alignment">
          <style:list-level-label-alignment text:label-followed-by="listtab" text:list-tab-stop-position="3.6457in" fo:text-indent="-0.3335in" fo:margin-left="3.64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8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8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8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9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9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9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30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0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0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31z1" style:num-suffix="、" style:num-format="1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1z4" style:num-suffix="、" style:num-format="1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1z7" style:num-suffix="、" style:num-format="1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8pt" fo:font-style="italic" style:text-underline-style="solid" style:text-underline-width="auto" style:text-underline-color="font-color" style:font-size-asian="8pt" style:font-style-asian="italic" style:font-name-complex="Verdana" style:font-size-complex="8pt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ahoma" style:text-underline-style="solid" style:text-underline-width="auto" style:text-underline-color="font-color" style:font-name-complex="Tahoma"/>
    </style:style>
    <style:style style:name="MT2" style:family="text">
      <style:text-properties style:font-name="Tahoma" fo:font-size="8pt" fo:font-style="italic" style:text-underline-style="solid" style:text-underline-width="auto" style:text-underline-color="font-color" style:font-size-asian="8pt" style:font-style-asian="italic" style:font-name-complex="Tahoma" style:font-style-complex="italic"/>
    </style:style>
    <style:page-layout style:name="Mpm1">
      <style:page-layout-properties fo:page-width="8.2681in" fo:page-height="11.6929in" style:num-format="1" style:print-orientation="portrait" fo:margin-top="0.5909in" fo:margin-bottom="0.689in" fo:margin-left="0.6252in" fo:margin-right="0.6429in" style:writing-mode="lr-tb" style:layout-grid-color="#c0c0c0" style:layout-grid-lines="41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Linux系統管理講義:VI編輯器</text:p>
      </style:header>
      <style:footer>
        <text:p text:style-name="MP2"><text:span text:style-name="MT1">Page - </text:span><text:span text:style-name="Page_20_Number"><text:span text:style-name="MT1"><text:page-number text:select-page="current">5</text:page-number></text:span></text:span></text:p>
        <text:p text:style-name="MP3"><text:span text:style-name="Page_20_Number"><text:span text:style-name="MT2">Edited by bono@teacher.com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ACHE SERVER 講義</dc:title>
    <meta:initial-creator>aAAA</meta:initial-creator>
    <meta:creation-date>2003-06-21T18:24:00</meta:creation-date>
    <dc:creator>Bono</dc:creator>
    <dc:date>2003-06-21T21:31:00</dc:date>
    <meta:print-date>2001-11-06T22:10:00</meta:print-date>
    <meta:editing-cycles>8</meta:editing-cycles>
    <meta:editing-duration>PT1H25M</meta:editing-duration>
    <meta:document-statistic meta:table-count="2" meta:image-count="0" meta:object-count="0" meta:page-count="5" meta:paragraph-count="215" meta:word-count="3291" meta:character-count="4755" meta:non-whitespace-character-count="4387"/>
    <meta:generator>LibreOffice/4.2.7.2$Linux_x86 LibreOffice_project/420m0$Build-2</meta:generator>
    <meta:user-defined meta:name="_AdHocReviewCycleID" meta:value-type="float">-977065103</meta:user-defined>
    <meta:user-defined meta:name="_AuthorEmail">vinbono@mars.seed.net.tw</meta:user-defined>
    <meta:user-defined meta:name="_AuthorEmailDisplayName">vinbono</meta:user-defined>
    <meta:user-defined meta:name="_EmailSubject">這是我準備上課整理的資料！</meta:user-defined>
  </office:meta>
</office:document-meta>
</file>